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e6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e6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e6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e6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e6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e6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e6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e6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e6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e6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e6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e6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e6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e6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e6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e6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e6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ubraska Victoria Orta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5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60373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ouglas Wilfredo  Orta Lo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8751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7.0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8" meta:non-whitespace-character-count="1008"/>
    <meta:template xlink:type="simple" xlink:actuate="onRequest" xlink:title="Normal" xlink:href=""/>
  </office:meta>
</office:document-meta>
</file>